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Andale Sans UI" svg:font-family="'Andale Sans UI', 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officeooo:rsid="00089066" officeooo:paragraph-rsid="0099fad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1" fo:font-weight="bold" officeooo:rsid="00069b6a" officeooo:paragraph-rsid="0147c5a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094470" officeooo:paragraph-rsid="010bd6a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094470" officeooo:paragraph-rsid="010d59d9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094470" officeooo:paragraph-rsid="0174fc8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" fo:font-size="12pt" fo:font-weight="normal" officeooo:rsid="00c578d7" officeooo:paragraph-rsid="00c578d7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style:use-window-font-color="true" fo:letter-spacing="normal" officeooo:paragraph-rsid="00e28ebd"/>
    </style:style>
    <style:style style:name="P9" style:family="paragraph" style:parent-style-name="Standard">
      <style:paragraph-properties fo:text-align="justify" style:justify-single-word="false"/>
      <style:text-properties fo:color="#6666ff" style:font-name="Arial" fo:font-size="12pt" fo:font-weight="normal" officeooo:rsid="012bd184" officeooo:paragraph-rsid="012bd18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6666ff" style:font-name="Arial" fo:font-size="12pt" fo:font-weight="normal" officeooo:rsid="012bd184" officeooo:paragraph-rsid="01791b4a" style:font-size-asian="12pt" style:font-weight-asian="normal" style:font-size-complex="12pt" style:font-weight-complex="normal"/>
    </style:style>
    <style:style style:name="P11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12" style:family="paragraph" style:parent-style-name="Standard" style:master-page-name="">
      <style:paragraph-properties style:page-number="auto"/>
      <style:text-properties style:use-window-font-color="true" style:font-name="Arial" fo:font-weight="normal" officeooo:rsid="016dc46e" officeooo:paragraph-rsid="016dc46e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6666ff" style:font-name="Arial" fo:font-size="12pt" fo:font-weight="normal" officeooo:rsid="0147c5a6" officeooo:paragraph-rsid="0147c5a6" fo:background-color="#ffcc00" style:font-size-asian="12pt" style:font-weight-asian="normal" style:font-size-complex="12pt" style:font-weight-complex="normal"/>
    </style:style>
    <style:style style:name="T1" style:family="text">
      <style:text-properties officeooo:rsid="0177a6b5"/>
    </style:style>
    <style:style style:name="T2" style:family="text">
      <style:text-properties officeooo:rsid="00c2c9e3"/>
    </style:style>
    <style:style style:name="T3" style:family="text">
      <style:text-properties officeooo:rsid="00ba8c05"/>
    </style:style>
    <style:style style:name="T4" style:family="text">
      <style:text-properties fo:font-variant="normal" fo:text-transform="none" style:font-name="Arial" fo:font-size="12pt" fo:letter-spacing="normal" fo:font-style="normal" fo:font-weight="normal" officeooo:rsid="0315ec29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font-name="Arial" fo:font-size="12pt" fo:letter-spacing="normal" fo:font-style="normal" fo:font-weight="normal" officeooo:rsid="0118e831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font-name="Arial" fo:font-size="12pt" fo:letter-spacing="normal" fo:font-style="normal" fo:font-weight="normal" officeooo:rsid="0141df30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font-name="Arial" fo:font-size="12pt" fo:letter-spacing="normal" fo:font-style="normal" fo:font-weight="normal" officeooo:rsid="0143dcd5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Arial" fo:font-size="12pt" fo:letter-spacing="normal" fo:font-style="normal" fo:font-weight="normal" officeooo:rsid="010bd6a5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font-name="Arial" fo:font-size="12pt" fo:letter-spacing="normal" fo:font-style="normal" fo:font-weight="normal" officeooo:rsid="0174fc80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font-name="Arial" fo:font-size="12pt" fo:letter-spacing="normal" fo:font-style="normal" fo:font-weight="normal" officeooo:rsid="017ad430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ce181e" fo:letter-spacing="normal" fo:font-style="normal" fo:font-weight="normal" officeooo:rsid="01791b4a" fo:background-color="#fff200" loext:char-shading-value="0" style:font-weight-asian="normal" style:font-weight-complex="normal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font-name="Arial" fo:font-size="12pt" officeooo:rsid="016dc46e" style:font-size-asian="12pt" style:font-size-complex="12pt"/>
    </style:style>
    <style:style style:name="T14" style:family="text">
      <style:text-properties style:font-name="Arial" fo:font-size="12pt" officeooo:rsid="0174fc80" style:font-size-asian="12pt" style:font-size-complex="12pt"/>
    </style:style>
    <style:style style:name="T15" style:family="text">
      <style:text-properties style:font-name="Arial" fo:font-size="12pt" officeooo:rsid="017ad430" style:font-size-asian="12pt" style:font-size-complex="12pt"/>
    </style:style>
    <style:style style:name="T16" style:family="text">
      <style:text-properties fo:font-size="12pt" officeooo:rsid="00ff198a" style:font-size-asian="12pt" style:font-size-complex="12pt"/>
    </style:style>
    <style:style style:name="T17" style:family="text">
      <style:text-properties fo:font-size="12pt" officeooo:rsid="0174fc80" style:font-size-asian="12pt" style:font-size-complex="12pt"/>
    </style:style>
    <style:style style:name="T18" style:family="text">
      <style:text-properties fo:font-size="12pt" officeooo:rsid="017ad430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. <text:span text:style-name="T16">Estrutura atual da </text:span><text:span text:style-name="T17">sala de arquivos </text:span><text:span text:style-name="T18">do Tribunal</text:span></text:p>
      <text:p text:style-name="P7"/>
      <text:p text:style-name="P6"><text:span text:style-name="T12">A </text:span><text:span text:style-name="T14">sala de arquivos </text:span><text:span text:style-name="T15">está localizada </text:span><text:span text:style-name="Strong_20_Emphasis"><text:span text:style-name="T4">nas dependências da Sede do TRE-SE </text:span></text:span><text:span text:style-name="Strong_20_Emphasis"><text:span text:style-name="T5">(Secretaria)</text:span></text:span><text:span text:style-name="Strong_20_Emphasis"><text:span text:style-name="T4">, situada no Centro Administrativo Augusto Franco, Variante 2, Lote 7, Bairro Capucho, Aracaju – SE.</text:span></text:span></text:p>
      <text:p text:style-name="P4"><text:span text:style-name="Strong_20_Emphasis"><text:span text:style-name="T4"/></text:span></text:p>
      <text:p text:style-name="P6"><text:span text:style-name="Strong_20_Emphasis"><text:span text:style-name="T6">A unidade do Tribunal responsável pelo gerenciamento da </text:span></text:span><text:span text:style-name="Strong_20_Emphasis"><text:span text:style-name="T9">sala de arquivos </text:span></text:span><text:span text:style-name="Strong_20_Emphasis"><text:span text:style-name="T6">é a Seção </text:span></text:span><text:span text:style-name="Strong_20_Emphasis"><text:span text:style-name="T10">Gestão Documental (SEDOC)</text:span></text:span><text:span text:style-name="Strong_20_Emphasis"><text:span text:style-name="T6">, </text:span></text:span><text:span text:style-name="Strong_20_Emphasis"><text:span text:style-name="T7">na qual estão lotados um Chefe de Seção e um Assistente …....</text:span></text:span></text:p>
      <text:p text:style-name="P5"><text:span text:style-name="Strong_20_Emphasis"><text:span text:style-name="T8"/></text:span></text:p>
      <text:p text:style-name="P10"><text:span text:style-name="Strong_20_Emphasis"><text:span text:style-name="T11">(COLOCAR AQUI O LAYOUT DA SALA DE ARQUIVOS DA SGP)</text:span></text:span></text:p>
      <text:p text:style-name="P9"/>
      <text:p text:style-name="P1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Andale Sans UI" svg:font-family="'Andale Sans UI', 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159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0_1_20_-_20_Texto" style:display-name="01 - Texto" style:family="paragraph" style:parent-style-name="Standard">
      <style:paragraph-properties fo:margin-left="0cm" fo:margin-right="0cm" fo:line-height="200%" fo:text-indent="2cm" style:auto-text-indent="false"/>
    </style:style>
    <style:style style:name="LO-Normal" style:family="paragraph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en" style:country-asian="US" style:font-name-complex="Tahoma" style:font-family-complex="Tahoma" style:font-pitch-complex="variable" style:font-size-complex="12pt" style:language-complex="en" style:country-complex="US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1" fo:font-weight="bold" officeooo:rsid="00089066" officeooo:paragraph-rsid="0099fada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177a6b5"/>
    </style:style>
    <style:style style:name="MT2" style:family="text">
      <style:text-properties officeooo:rsid="00c2c9e3"/>
    </style:style>
    <style:style style:name="MT3" style:family="text">
      <style:text-properties officeooo:rsid="00ba8c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XI</text:span></text:p>
        <text:p text:style-name="MP2"><text:span text:style-name="MT2">DESCRIÇÃO DO </text:span>A<text:span text:style-name="MT3">MBIENTE DE TIC DO TRIBUNAL</text:span></text:p>
      </style:header>
      <style:footer>
        <text:p text:style-name="MP3">Pg.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08-28T20:04:45.017000000</dc:date>
    <meta:editing-duration>P1DT1H11M5S</meta:editing-duration>
    <meta:editing-cycles>349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7" meta:word-count="86" meta:character-count="506" meta:non-whitespace-character-count="426"/>
  </office:meta>
</office:document-meta>
</file>